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ntendido. Te propongo un desarrollo fluido de tu <text:span text:style-name="Strong_20_Emphasis">sección 4</text:span>, manteniendo el tono <text:span text:style-name="Strong_20_Emphasis">técnico-místico</text:span> que buscas. Aquí va un texto de unas 1000 palabras que toma tu borrador como base, lo amplía y le da continuidad narrativa:</text:p>
      <text:p text:style-name="Horizontal_20_Line"/>
      <text:h text:style-name="Heading_20_3" text:outline-level="3">4- La vida como una unidad, y la aparente independencia de los individuos</text:h>
      <text:p text:style-name="Text_20_body">Cuando observamos el sistema en funcionamiento, lo primero que percibimos es el movimiento incesante de los individuos: nacer, reproducirse, morir. Cada uno parece existir dentro de un horizonte propio, ignorante del todo, ocupado únicamente en su breve tránsito. Y, sin embargo, de ese tránsito emerge algo más vasto, algo que ningún individuo podría comprender, pero que todos sostienen con su sola existencia. La paradoja es clara: los individuos parecen ser los protagonistas, pero en realidad son piezas de un engranaje mayor. El verdadero protagonista es el sistema, la vida misma, que se expresa a través de ellos.</text:p>
      <text:h text:style-name="Heading_20_4" text:outline-level="4">4.1 – La independencia del individuo</text:h>
      <text:p text:style-name="Text_20_body">El individuo vive convencido de su autonomía. Desde su perspectiva no hay un plan superior ni una entidad mayor de la cual forme parte. Lo único que conoce es su propio ciclo vital: nacer, desplegarse en la existencia, reproducirse, morir. Cada movimiento que realiza, cada decisión que toma, está orientada únicamente a cumplir con este impulso básico. Nunca piensa en el problema que el sistema, en su totalidad, está resolviendo. No lo conoce. No puede concebirlo. Su horizonte de conciencia está limitado a lo inmediato: sobrevivir, responder a su instinto, persistir lo suficiente para transmitir su herencia.</text:p>
      <text:p text:style-name="Text_20_body">De este modo, el individuo se percibe a sí mismo como independiente. Cree que su existencia se explica por sí sola, que su experiencia vital es un fin en sí mismo. Desde su perspectiva, su historia personal es lo único que importa. Pero esto no es más que una ilusión. El individuo desconoce que su vida tiene un valor que va más allá de sí mismo, que su papel consiste en ser parte de una inteligencia mayor que lo trasciende. Y es precisamente en esa aparente independencia donde reside la clave: el individuo no necesita saber nada del sistema para cumplir con su función. Basta con que viva, basta con que siga su instinto.</text:p>
      <text:p text:style-name="Text_20_body">Podría decirse que el individuo es un colaborador inconsciente. No busca la solución al problema, no reflexiona sobre él, ni siquiera sabe que existe un problema. Sin embargo, su vida, repetida millones de veces en millones de seres, es lo que permite que el sistema realice su cálculo silencioso. La independencia del individuo es, por tanto, solo aparente. En realidad, cada existencia está entrelazada con las demás, formando parte de una corriente más amplia: la corriente de la vida.</text:p>
      <text:h text:style-name="Heading_20_4" text:outline-level="4">4.2 – Dos Espíritus</text:h>
      <text:p text:style-name="Text_20_body">Aquí emerge una distinción fundamental: el Espíritu del individuo y el Espíritu del sistema.</text:p>
      <text:p text:style-name="Text_20_body">El <text:span text:style-name="Strong_20_Emphasis">Espíritu del individuo</text:span> es sencillo, casi elemental: lo impulsa a cumplir con su ciclo vital. Su misión es nacer, desarrollarse, reproducirse, morir. Todo lo que necesita está inscrito en su naturaleza, en su instinto. No necesita saber nada más. Su existencia está definida por esa estructura básica.</text:p>
      <text:p text:style-name="Text_20_body"><text:soft-page-break/>El <text:span text:style-name="Strong_20_Emphasis">Espíritu del sistema</text:span>, en cambio, es más vasto y misterioso. El sistema como totalidad tiene su propia esencia, su propia dirección, su propia búsqueda. A través de la multiplicación de los individuos, el sistema modifica y procesa información, explora caminos, descarta errores, encuentra soluciones. Desde fuera, podemos verlo con claridad: lo que el individuo ignora, el sistema lo persigue con determinación. El sistema busca respuestas, y lo hace no porque cada individuo lo intente, sino porque la organización de todos ellos, actuando de manera conjunta, produce inevitablemente la resolución del problema.</text:p>
      <text:p text:style-name="Text_20_body">Así, los dos Espíritus son distintos, pero no opuestos. El del individuo impulsa el ciclo vital personal; el del sistema impulsa la resolución del cálculo. El primero garantiza la existencia de las piezas; el segundo, el propósito del conjunto. Uno se mueve en la escala íntima de la vida concreta; el otro, en la escala amplia de la vida como entidad unificada. Ninguno puede existir sin el otro: el sistema necesita individuos para expresarse, y los individuos solo adquieren sentido en tanto forman parte del sistema.</text:p>
      <text:p text:style-name="Text_20_body">Lo esencial aquí es comprender que la vida como sistema no puede reducirse a la suma de individuos, del mismo modo que una sinfonía no puede reducirse a la suma de notas aisladas. Cada individuo aporta su parte, pero el resultado pertenece a un nivel superior de organización. Y ese nivel superior tiene un Espíritu propio, distinto, irreductible.</text:p>
      <text:h text:style-name="Heading_20_4" text:outline-level="4">4.3 – El sistema como una entidad</text:h>
      <text:p text:style-name="Text_20_body">Cuando miramos de cerca, solo vemos individuos. Pero cuando alejamos la mirada, aparece otra figura: la totalidad. El sistema se revela como una entidad diferente del individuo, un ser que es más que la suma de sus partes. Y este ser tiene unidad. La vida es una.</text:p>
      <text:p text:style-name="Text_20_body">La unidad no significa homogeneidad. Los individuos son múltiples, diversos, incluso efímeros. Pero el sistema es continuo. Nace en los primeros organismos y se despliega hasta nosotros, sin interrupción. Ningún individuo sobrevive más allá de su tiempo, pero la vida como totalidad permanece. De hecho, podría decirse que la vida nunca muere: lo que muere son los individuos, pero el sistema sigue fluyendo, inmutable en su esencia, cambiante en sus formas.</text:p>
      <text:p text:style-name="Text_20_body">Aquí comprendemos algo fundamental: lo importante no es el individuo, sino la vida. El individuo es necesario, pero no suficiente. Es como una célula dentro de un organismo: esencial en su función, pero carente de sentido fuera del conjunto. El verdadero protagonista, la entidad realmente importante, es la vida misma, esa inteligencia invisible que opera a través de la multiplicidad de existencias.</text:p>
      <text:p text:style-name="Text_20_body">El sistema, al ser uno, tiene un carácter propio, una dirección interna, una coherencia que lo define. Y es justamente esta coherencia lo que lo convierte en una entidad con Espíritu. La vida no es una suma caótica de partes; es un todo que piensa, que calcula, que busca. Lo hace en silencio, sin que ninguno de sus individuos lo advierta, pero lo hace con firmeza, inevitablemente.</text:p>
      <text:p text:style-name="Text_20_body">De aquí surge una intuición mística: la vida no es solo un fenómeno biológico, es una entidad que trasciende a los individuos. Es un ser en sí mismo, con una lógica propia, con una dirección que ningún individuo comprende pero que todos sostienen con su simple existencia. Y en este sentido, la vida se asemeja a una divinidad: está en todas partes, lo ve todo, lo abarca todo, aunque ninguno de nosotros pueda aprehenderla por completo.</text:p>
      <text:p text:style-name="Horizontal_20_Line"/>
      <text:p text:style-name="Text_20_body"><text:soft-page-break/>📌 Con este desarrollo se cumple lo que planteabas en tu borrador:</text:p>
      <text:list xml:id="list3516521188" text:style-name="L1">
        <text:list-item>
          <text:p text:style-name="P1">Se muestra que <text:span text:style-name="Strong_20_Emphasis">la independencia del individuo es ilusoria</text:span>.</text:p>
        </text:list-item>
        <text:list-item>
          <text:p text:style-name="P1">Se explica la existencia de <text:span text:style-name="Strong_20_Emphasis">dos Espíritus</text:span>, el personal y el del sistema.</text:p>
        </text:list-item>
        <text:list-item>
          <text:p text:style-name="P1">Se resalta que <text:span text:style-name="Strong_20_Emphasis">la vida es una entidad una</text:span>, distinta y superior a la suma de sus partes.</text:p>
        </text:list-item>
      </text:list>
      <text:p text:style-name="Text_20_body">¿Quieres que la próxima sección (la quinta) la enfoquemos en <text:span text:style-name="Strong_20_Emphasis">profundizar el carácter divino o trascendente de la vida como inteligencia</text:span>, o prefieres mantenerla aún en un nivel más técnico, mostrando cómo esta unidad se manifiesta en términos prácticos (ej. robustez, eficiencia, etc.)?</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21T09:07:00.657000000</meta:creation-date>
    <dc:date>2025-09-21T09:15:36.174000000</dc:date>
    <meta:editing-duration>PT8M36S</meta:editing-duration>
    <meta:editing-cycles>1</meta:editing-cycles>
    <meta:document-statistic meta:table-count="0" meta:image-count="0" meta:object-count="0" meta:page-count="3" meta:paragraph-count="24" meta:word-count="1170" meta:character-count="7120" meta:non-whitespace-character-count="5974"/>
    <meta:generator>LibreOffice/7.3.5.2$Windows_X86_64 LibreOffice_project/184fe81b8c8c30d8b5082578aee2fed2ea847c01</meta:generator>
  </office:meta>
</office:document-meta>
</file>